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text-properties style:font-name="Time new Roman" officeooo:rsid="00036675" officeooo:paragraph-rsid="000fa85b"/>
    </style:style>
    <style:style style:name="P8"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Time new Roman" fo:font-size="15pt" fo:font-weight="normal" officeooo:rsid="00046604" officeooo:paragraph-rsid="00115b99"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 new Roman" fo:font-size="12pt" fo:font-weight="normal" officeooo:rsid="00131fc3" officeooo:paragraph-rsid="00131fc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Time new Roman" fo:font-size="12pt" fo:font-weight="bold" officeooo:rsid="00131fc3" officeooo:paragraph-rsid="00131fc3" style:font-size-asian="10.5pt" style:font-weight-asian="bold" style:font-size-complex="12pt" style:font-weight-complex="bold"/>
    </style:style>
    <style:style style:name="P25" style:family="paragraph" style:parent-style-name="Standard">
      <style:text-properties style:font-name="Time new Roman" officeooo:rsid="000a5e78" officeooo:paragraph-rsid="000a5e78"/>
    </style:style>
    <style:style style:name="P26" style:family="paragraph" style:parent-style-name="Standard">
      <style:text-properties style:font-name="Time new Roman" officeooo:rsid="00046604" officeooo:paragraph-rsid="00036675"/>
    </style:style>
    <style:style style:name="P27" style:family="paragraph" style:parent-style-name="Standard">
      <style:paragraph-properties fo:text-align="justify" style:justify-single-word="false"/>
      <style:text-properties officeooo:rsid="000d58f4" officeooo:paragraph-rsid="000d58f4"/>
    </style:style>
    <style:style style:name="P28"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 new Roman" fo:font-size="12pt" fo:font-weight="normal" officeooo:rsid="00088df0" officeooo:paragraph-rsid="00155c4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 new Roman" fo:font-size="12pt" fo:font-weight="normal" officeooo:rsid="00088df0" officeooo:paragraph-rsid="00178e2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 new Roman" fo:font-size="12pt" fo:font-weight="normal" officeooo:rsid="00178e25" officeooo:paragraph-rsid="00178e25"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 new Roman" fo:font-size="12pt" fo:font-weight="normal" officeooo:rsid="000a5e78" officeooo:paragraph-rsid="000a5e7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 new Roman" fo:font-size="12pt" fo:font-weight="normal" officeooo:rsid="000a5e78" officeooo:paragraph-rsid="0019ccb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 new Roman" fo:font-size="12pt" fo:font-weight="normal" officeooo:rsid="0019ccbf" officeooo:paragraph-rsid="0019ccb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T1" style:family="text">
      <style:text-properties officeooo:rsid="00046604"/>
    </style:style>
    <style:style style:name="T2" style:family="text">
      <style:text-properties officeooo:rsid="00089f05"/>
    </style:style>
    <style:style style:name="T3" style:family="text">
      <style:text-properties fo:font-weight="bold"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officeooo:rsid="000a5e78"/>
    </style:style>
    <style:style style:name="T6" style:family="text">
      <style:text-properties officeooo:rsid="000c3c20"/>
    </style:style>
    <style:style style:name="T7" style:family="text">
      <style:text-properties officeooo:rsid="000d58f4"/>
    </style:style>
    <style:style style:name="T8" style:family="text">
      <style:text-properties style:font-name="Time new Roman" fo:font-size="12pt" fo:font-weight="normal" style:font-size-asian="10.5pt" style:font-weight-asian="normal" style:font-size-complex="12pt" style:font-weight-complex="normal"/>
    </style:style>
    <style:style style:name="T9" style:family="text">
      <style:text-properties style:font-name="Time new Roman" fo:font-size="12pt" fo:font-weight="normal" officeooo:rsid="000d58f4" style:font-size-asian="10.5pt" style:font-weight-asian="normal" style:font-size-complex="12pt" style:font-weight-complex="normal"/>
    </style:style>
    <style:style style:name="T10" style:family="text">
      <style:text-properties officeooo:rsid="000dccf5"/>
    </style:style>
    <style:style style:name="T11" style:family="text">
      <style:text-properties officeooo:rsid="000fa85b"/>
    </style:style>
    <style:style style:name="T12" style:family="text">
      <style:text-properties officeooo:rsid="00115b99"/>
    </style:style>
    <style:style style:name="T13" style:family="text">
      <style:text-properties officeooo:rsid="00155c41"/>
    </style:style>
    <style:style style:name="T14" style:family="text">
      <style:text-properties officeooo:rsid="00178e25"/>
    </style:style>
    <style:style style:name="T15" style:family="text">
      <style:text-properties officeooo:rsid="00192f42"/>
    </style:style>
    <style:style style:name="T16" style:family="text">
      <style:text-properties officeooo:rsid="0019cc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6"><text:tab/><text:span text:style-name="T5">-Robot</text:span></text:p>
      <text:p text:style-name="P26"><text:tab/>-Terrain</text:p>
      <text:p text:style-name="P5"><text:tab/><text:span text:style-name="T1">-Détections</text:span></text:p>
      <text:p text:style-name="P5"><text:tab/></text:p>
      <text:p text:style-name="P7">- Partie I<text:span text:style-name="T11">II</text:span> : Stratégies</text:p>
      <text:p text:style-name="P5"/>
      <text:p text:style-name="P5">- Partie I<text:span text:style-name="T11">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25">-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8">Partie II – Modélisation</text:p>
      <text:p text:style-name="P11"/>
      <text:p text:style-name="P11"><text:tab/>On cherche à représenter le robot, <text:span text:style-name="T13">l’arène</text:span> et les objets, à créer des règles d’interaction entre les objets en fonction de leur position dans l’espace.</text:p>
      <text:p text:style-name="P11"/>
      <text:p text:style-name="P20">1) Modélisation des objets :</text:p>
      <text:p text:style-name="P29"/>
      <text:p text:style-name="P29">Tous les objets, robots compris, sont représentés par : </text:p>
      <text:p text:style-name="P29"><text:span text:style-name="T13"><text:tab/>- </text:span>leur position dans un espace en 3D</text:p>
      <text:p text:style-name="P29"><text:span text:style-name="T13"><text:tab/>- </text:span>un vecteur direction en <text:span text:style-name="T2">3</text:span>D</text:p>
      <text:p text:style-name="P29"><text:span text:style-name="T13"><text:tab/>- </text:span>3 <text:span text:style-name="T13">valeurs</text:span> qu’on <text:span text:style-name="T13">appelle</text:span> longueur, largeur, hauteur.</text:p>
      <text:p text:style-name="P29"><text:tab/><text:span text:style-name="T14">- une couleur définit par un triplet (r,g,b)</text:span></text:p>
      <text:p text:style-name="P29"/>
      <text:p text:style-name="P29">La nature de l’objet <text:span text:style-name="T2">est désigné par sa classe, héritant de la classe mère </text:span><text:span text:style-name="T4">Objetphysique. </text:span><text:span text:style-name="T14">Cette classe contient aussi des fonctions permettant l’interprétation graphique en 2D de la figure. </text:span></text:p>
      <text:p text:style-name="P30"/>
      <text:p text:style-name="P30"><text:span text:style-name="T14">Par exemple, la classe </text:span><text:span text:style-name="T4">Rectangle </text:span><text:span text:style-name="T2">contient une fonction retournant la position des 4 coins du rectangle nécessaires pour dessiner un polygone avec le module tkinter.</text:span></text:p>
      <text:p text:style-name="P28"/>
      <text:p text:style-name="P31">Dans notre modèle actuel, nous avons décidés de nous concentrer uniquement sur des figures rectangulaire pour décrire l’environnement de notre arène.</text:p>
      <text:p text:style-name="P31"/>
      <text:p text:style-name="P31">Mais dans le cas où l’on voudrait créer des figures plus complexes, il suffit de créer une nouvelle sous-classe de <text:span text:style-name="T3">Objetphysique</text:span> <text:span text:style-name="T15">(</text:span>par exemple la classe Oval<text:span text:style-name="T15">)</text:span> <text:span text:style-name="T15">et ainsi, rendre l’objet identifiable pour l’affichage graphique qui le représentera graphiquement avec une forme adaptée.</text:span></text:p>
      <text:p text:style-name="P12"/>
      <text:p text:style-name="P21">2) Modélisation du terrain <text:span text:style-name="T6">et des collisions</text:span>:</text:p>
      <text:p text:style-name="P21"/>
      <text:p text:style-name="P33"><text:tab/><text:span text:style-name="T16">La plus simple idée pour représenter un terrain est de le faire sous forme de matrice. Il est ainsi, aisé de détecter toute forme de collision. Mais nous cherchons à coller le plus possible au monde réel qui est, négligeons la physique quantique, continue.</text:span></text:p>
      <text:p text:style-name="P33"><text:span text:style-name="T16"><text:s/></text:span></text:p>
      <text:p text:style-name="P34">Le but du terrain est de contenir les objets de notre simulation, de déterminer un espace où les objets peuvent exister et de maintenir une cohérence entre les objets. </text:p>
      <text:p text:style-name="P34"/>
      <text:p text:style-name="P34">On considère que tous les objets de notre simulation sont solides, donc la cohérence du terrain signifie, dans notre cas, que deux objets ne peuvent occuper un espace commun, ils ne doivent pas s’encastrer les uns dans les autres.</text:p>
      <text:p text:style-name="P34"/>
      <text:p text:style-name="P34"/>
      <text:p text:style-name="P13"/>
      <text:p text:style-name="P13"/>
      <text:p text:style-name="P13"><text:soft-page-break/>L’approche la plus efficace <text:span text:style-name="T6">consiste à créer des régles de collisions entre deux objets. On détermine en fonction de la nature, des dimensions et de la position de deux objets si ceux-ci sont en collision ou non. A partir de là, il faut déterminer a quel moment on choisit de faire respecter cette logique de collision. C’est à dire, lorsqu’un objet en rencontre un autre, faut-il rejeter l’objet en dehors de l’autre après ou avant la collision ?</text:span></text:p>
      <text:p text:style-name="P13"/>
      <text:p text:style-name="P14">Dans notre cas on supposera deux choses, la première c’est que l’on considère que les objets autres que les robots on droits d’être en collision avec d’autre objet. Les robots sont supposés être au début de la simulation en collision avec aucun objets. Le seconde c’est que l’on vérifie avant de bouger le robot si ça position aprés sont déplacement est en collision avec un objet de l’arène. Si oui, alors on ne bouge pas le robot. Choisir de vérifier la collision avant le déplacement du robot nous permet d’éviter d’avoir à gérer une physique du terrain qui pousserais un objet en dehors de ceux ou il serait en collision.</text:p>
      <text:p text:style-name="P14"/>
      <text:p text:style-name="P22">Collision :</text:p>
      <text:p text:style-name="P27"><text:span text:style-name="T9">2</text:span><text:span text:style-name="T8">D)</text:span></text:p>
      <text:p text:style-name="P15"><text:tab/>Pour simplifier le modèle on considères tous les objets comme des Polygones.</text:p>
      <text:p text:style-name="P14">Pour détecter les collisions <text:span text:style-name="T7">en 2D</text:span> <text:span text:style-name="T7">entre un objet et un autre on établie la liste de tous les segments des deux objets. On traduit ensuite chaque segments en équation de droite en faisant attention au cas particulier des segments verticaux. Ensuite on trouve le point d’intersection de ces droites entre elles s’il existe. Si le point est dans l’intersection des deux segments dont il est issue alors on considère que les deux objets sont en intersection.</text:span></text:p>
      <text:p text:style-name="P14"/>
      <text:p text:style-name="P15">3D)</text:p>
      <text:p text:style-name="P15"><text:tab/><text:span text:style-name="T10">Pour savoir si deux objets s’intersecte dans un monde en 3D, il suffit de regarder si les objets s’intersecte dans le plan x,z et dans le plan x,y.</text:span></text:p>
      <text:p text:style-name="P16">Dans notre cas, nous simplifions la 3D de façon à ce qu’il n’existe que des polyèdre à base perpendiculaire au sol. Ainsi il nous suffit de savoir si les deux objets s’intersectent dans le plan x,z et si la position et la hauteur des objets permettes qu’ils se touches.</text:p>
      <text:p text:style-name="P16"/>
      <text:p text:style-name="P23">3) Détection :</text:p>
      <text:p text:style-name="P16"/>
      <text:p text:style-name="P17"><text:tab/>On cherche à connaître la distance entre l’avant du robot et le premier objet qui se présente devant lui.</text:p>
      <text:p text:style-name="P17">Pour se faire on réutilise le principe de la fonction de collision. On considère une droite partant de la position du robot, dans le sens de son vecteur direction <text:s/>a la moitié de la hauteur du robot. Delà on cherche l’intersection entre cette droite et les autres objets de l’arène. Ensuite on vérifie que cette intersection se situe bien entre les cordonnées du segment de l’objet analysé. On regarde ensuite si l’objet est devant ou derrière le robot. Si l’objet est devant, on mesure la distance entre l’intersection et le robot. Si cette distance est plus petite que toute les distances mesuré avant alors on la sauvegarde.</text:p>
      <text:p text:style-name="P17">Une fois que tous les objets ont été analysés, on retourne la plus petite distance valide.</text:p>
      <text:p text:style-name="P17"/>
      <text:p text:style-name="P17"/>
      <text:p text:style-name="P17"/>
      <text:p text:style-name="P17"><text:soft-page-break/></text:p>
      <text:p text:style-name="P17"/>
      <text:p text:style-name="P17"/>
      <text:p text:style-name="P17"/>
      <text:p text:style-name="P24">4) Robot</text:p>
      <text:p text:style-name="P19"/>
      <text:p text:style-name="P19"><text:tab/></text:p>
      <text:p text:style-name="P17"/>
      <text:p text:style-name="P17"/>
      <text:p text:style-name="P17"/>
      <text:p text:style-name="P17"/>
      <text:p text:style-name="P9">Partie II<text:span text:style-name="T12">I</text:span> – <text:span text:style-name="T12">Contrôleur et Stratégies</text:span></text:p>
      <text:p text:style-name="P9"/>
      <text:p text:style-name="P10"/>
      <text:p text:style-name="P18">1) Contrôleur car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4T19:51:00.846761614</dc:date>
    <meta:editing-duration>PT11H2M35S</meta:editing-duration>
    <meta:editing-cycles>10</meta:editing-cycles>
    <meta:generator>LibreOffice/5.2.7.2$Linux_X86_64 LibreOffice_project/20m0$Build-2</meta:generator>
    <meta:document-statistic meta:table-count="0" meta:image-count="0" meta:object-count="0" meta:page-count="5" meta:paragraph-count="53" meta:word-count="877" meta:character-count="5160" meta:non-whitespace-character-count="4309"/>
  </office:meta>
</office:document-meta>
</file>